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Standard">
      <style:text-properties officeooo:paragraph-rsid="008b97e2"/>
    </style:style>
    <style:style style:name="P86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096bbfe" style:font-size-asian="10pt" style:font-weight-asian="bold" style:font-size-complex="10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8" style:family="paragraph" style:parent-style-name="Table_20_Contents">
      <style:text-properties style:font-name="Courier New" fo:font-size="10pt" fo:font-weight="normal" officeooo:paragraph-rsid="009934c6" style:font-size-asian="10pt" style:font-weight-asian="normal" style:font-size-complex="10pt" style:font-weight-complex="normal"/>
    </style:style>
    <style:style style:name="P89" style:family="paragraph" style:parent-style-name="Table_20_Contents">
      <style:text-properties style:font-name="Courier New" fo:font-size="10pt" officeooo:paragraph-rsid="009934c6" style:font-size-asian="10pt" style:font-size-complex="10pt"/>
    </style:style>
    <style:style style:name="P90" style:family="paragraph" style:parent-style-name="Table_20_Contents">
      <style:text-properties style:font-name="Courier New" fo:font-size="10pt" fo:font-weight="normal" officeooo:rsid="009934c6" officeooo:paragraph-rsid="009934c6" style:font-size-asian="10pt" style:font-weight-asian="normal" style:font-size-complex="10pt" style:font-weight-complex="normal"/>
    </style:style>
    <style:style style:name="P91" style:family="paragraph" style:parent-style-name="Table_20_Contents">
      <style:text-properties style:font-name="Courier New" fo:font-size="10pt" officeooo:paragraph-rsid="009816f5" style:font-size-asian="10pt" style:font-size-complex="10pt"/>
    </style:style>
    <style:style style:name="P92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3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officeooo:paragraph-rsid="009b6bf5" style:font-size-asian="10pt" style:font-size-complex="10pt"/>
    </style:style>
    <style:style style:name="P95" style:family="paragraph" style:parent-style-name="Table_20_Contents">
      <style:text-properties style:font-name="Courier New" fo:font-size="10pt" officeooo:paragraph-rsid="009f3eab" style:font-size-asian="10pt" style:font-size-complex="10pt"/>
    </style:style>
    <style:style style:name="P96" style:family="paragraph" style:parent-style-name="Table_20_Contents">
      <style:text-properties style:font-name="Courier New" fo:font-size="10pt" officeooo:paragraph-rsid="009d8447" style:font-size-asian="10pt" style:font-size-complex="10pt"/>
    </style:style>
    <style:style style:name="P97" style:family="paragraph" style:parent-style-name="Table_20_Contents">
      <style:text-properties style:font-name="Courier New" fo:font-size="10pt" officeooo:paragraph-rsid="009dcbba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b7b912" officeooo:paragraph-rsid="00b7b912" style:font-size-asian="10pt" style:font-weight-asian="bold" style:font-size-complex="10pt" style:font-weight-complex="bold"/>
    </style:style>
    <style:style style:name="P99" style:family="paragraph" style:parent-style-name="Table_20_Contents">
      <style:text-properties style:font-name="Courier New" fo:font-size="10pt" officeooo:paragraph-rsid="00b7b912" style:font-size-asian="10pt" style:font-size-complex="10pt"/>
    </style:style>
    <style:style style:name="P100" style:family="paragraph" style:parent-style-name="Table_20_Contents">
      <style:text-properties style:font-name="Courier New" fo:font-size="10pt" fo:font-weight="normal" officeooo:paragraph-rsid="00b7b912" style:font-size-asian="10pt" style:font-weight-asian="normal" style:font-size-complex="10pt" style:font-weight-complex="normal"/>
    </style:style>
    <style:style style:name="P101" style:family="paragraph" style:parent-style-name="Standard">
      <style:text-properties officeooo:paragraph-rsid="00b7b912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a60136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bcb6a6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  <style:style style:name="T51" style:family="text">
      <style:text-properties officeooo:rsid="00bf0a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4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(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85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6">Array.fromAsync(<text:span text:style-name="T41">);</text:span></text:p>
          </table:table-cell>
          <table:table-cell table:style-name="Table7.B1" office:value-type="string">
            <text:p text:style-name="P87">Set methods</text:p>
          </table:table-cell>
        </table:table-row>
        <table:table-row>
          <table:table-cell table:style-name="Table7.A2" office:value-type="string">
            <text:p text:style-name="P88">Array.fromAsync(&lt;<text:span text:style-name="T42">object&gt;[</text:span>,mapFn<text:span text:style-name="T42">[</text:span>,thisArg<text:span text:style-name="T42">]]</text:span>)</text:p>
            <text:p text:style-name="P88"><text:s text:c="2"/>.<text:span text:style-name="T42">then((resultArray) =&gt; /* todo with resultArray */);</text:span></text:p>
            <text:p text:style-name="P89"/>
            <text:p text:style-name="P89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90"/>
            <text:p text:style-name="P91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2">Chrome, Chrome Android, Edge, WebView Android v122</text:p>
            <text:p text:style-name="P92">Firefox, Firefox for Android v127</text:p>
            <text:p text:style-name="P92">Safari, Safari on iOS, WebView on iOS v17</text:p>
            <text:p text:style-name="P92">Opera v108, Opera Android v81</text:p>
            <text:p text:style-name="P92">Samsung Internet v26.0</text:p>
            <text:p text:style-name="P92">Deno 1.42, Node.js 22.0.0</text:p>
            <text:p text:style-name="P92"/>
            <text:p text:style-name="P92">Set.prototype.intersection(other): <text:span text:style-name="T49">Set</text:span></text:p>
            <text:p text:style-name="P92">Set.prototype.union(other): <text:span text:style-name="T49">Set</text:span></text:p>
            <text:p text:style-name="P92">Set.prototype.difference(other): <text:span text:style-name="T49">Set</text:span></text:p>
            <text:p text:style-name="P92">Set.prototype.symmetricDifference(other): <text:span text:style-name="T49">Set</text:span></text:p>
            <text:p text:style-name="P92">Set.prototype.isSubsetOf(other): <text:span text:style-name="T49">Boolean</text:span></text:p>
            <text:p text:style-name="P92">Set.prototype.isSupersetOf(other): <text:span text:style-name="T49">Boolean</text:span></text:p>
            <text:p text:style-name="P92">Set.prototype.isDisjointFrom(other): <text:span text:style-name="T49">Boolean</text:span></text:p>
            <text:p text:style-name="P93"/>
            <text:p text:style-name="P93">var setA = new Set([1]);</text:p>
            <text:p text:style-name="P93">var setB = new Set([1,2]);</text:p>
            <text:p text:style-name="P93">var setC = new Set([2,3]);</text:p>
            <text:p text:style-name="P93"/>
            <text:p text:style-name="P93">console.log( setB.intersection(setC) );</text:p>
            <text:p text:style-name="P93">// Set [ 2 ]</text:p>
            <text:p text:style-name="P93">console.log( setB.union(setC) );</text:p>
            <text:p text:style-name="P93">// Set(3) [ 1, 2, 3 ]</text:p>
            <text:p text:style-name="P93">console.log( setB.difference(setC) );</text:p>
            <text:p text:style-name="P93">// Set [ 1 ]</text:p>
            <text:p text:style-name="P93">console.log( setB.symmetricDifference(setC) );</text:p>
            <text:p text:style-name="P93">// Set [ 1, 3 ]</text:p>
            <text:p text:style-name="P93"/>
            <text:p text:style-name="P93">console.log( setB.isSupersetOf(setA) );</text:p>
            <text:p text:style-name="P93">// true</text:p>
            <text:p text:style-name="P93">console.log( setA.isSupersetOf(setC) );</text:p>
            <text:p text:style-name="P93">// false</text:p>
            <text:p text:style-name="P93">console.log( setA.isSubsetOf(setB) );</text:p>
            <text:p text:style-name="P93">// true</text:p>
            <text:p text:style-name="P93">console.log( setA.isSubsetOf(setC) );</text:p>
            <text:p text:style-name="P93">// false</text:p>
            <text:p text:style-name="P93"/>
            <text:p text:style-name="P93">console.log( setA.isDisjointFrom(setC) );</text:p>
            <text:p text:style-name="P93">// true - there are no common elements</text:p>
            <text:p text:style-name="P93">console.log( setA.isDisjointFrom(setB) );</text:p>
            <text:p text:style-name="P93">// false - there are common elements</text:p>
          </table:table-cell>
        </table:table-row>
        <table:table-row>
          <table:table-cell table:style-name="Table7.A3" office:value-type="string">
            <text:p text:style-name="P94">async function* asyncIterable () {</text:p>
            <text:p text:style-name="P95"><text:s text:c="2"/>for (let i = 0; i &lt; 5; i++) { await new Promise((resolve)=&gt; setTimeout(resolve,50*i)); yield i; }</text:p>
            <text:p text:style-name="P94">}</text:p>
            <text:p text:style-name="P94"/>
            <text:p text:style-name="P96">Array.fromAsync(asyncIterable())</text:p>
            <text:p text:style-name="P96"><text:s text:c="2"/>.then((<text:span text:style-name="T50">res</text:span>) =&gt; console.log("asyncIterable1: "+<text:span text:style-name="T50">res</text:span>));</text:p>
            <text:p text:style-name="P94">// asyncIterable1: 0,1,2,3,4</text:p>
            <text:p text:style-name="P96">Array.fromAsync(asyncIterable(), (x) =&gt; x*2)</text:p>
            <text:p text:style-name="P96"><text:s text:c="2"/>.then((<text:span text:style-name="T50">res</text:span>) =&gt; console.log("asyncIterable2: "+<text:span text:style-name="T50">res</text:span>));</text:p>
            <text:p text:style-name="P94">// asyncIterable2: 0,2,4,6,8</text:p>
            <text:p text:style-name="P94"/>
            <text:p text:style-name="P97">Array.fromAsync([4,5,6,7,8])</text:p>
            <text:p text:style-name="P97"><text:s text:c="2"/>.then((<text:span text:style-name="T50">res</text:span>) =&gt; console.log("[4,5,6,7,8]: "+<text:span text:style-name="T50">res</text:span>));</text:p>
            <text:p text:style-name="P94">// [4,5,6,7,8]: 4,5,6,7,8</text:p>
            <text:p text:style-name="P96">Array.fromAsync([4,5,6,7,8], (x) =&gt; x*2)</text:p>
            <text:p text:style-name="P96"><text:s text:c="2"/>.then((<text:span text:style-name="T50">res</text:span>) =&gt; console.log("[4,5,6,7,8] + fn: "+<text:span text:style-name="T50">res</text:span>));</text:p>
            <text:p text:style-name="P94">// [4,5,6,7,8] + fn: 8,10,12,14,16</text:p>
            <text:p text:style-name="P94"/>
            <text:p text:style-name="P96">Array.fromAsync(new Set([4,5,6,6,10]))</text:p>
            <text:p text:style-name="P96"><text:s text:c="2"/>.then((<text:span text:style-name="T48">res</text:span>) =&gt; console.log("Set: "+<text:span text:style-name="T50">res</text:span>));</text:p>
            <text:p text:style-name="P94">// Set: 4,5,6,10</text:p>
            <text:p text:style-name="P94"/>
            <text:p text:style-name="P96">Array.fromAsync(new Set([4,5,6,6,10]), (x) =&gt; x*2)</text:p>
            <text:p text:style-name="P96"><text:s text:c="2"/>.then((<text:span text:style-name="T50">res</text:span>) =&gt; console.log("Set + fn: "+<text:span text:style-name="T50">res</text:span>));</text:p>
            <text:p text:style-name="P94">// Set + fn: 8,10,12,20</text:p>
            <text:p text:style-name="P94"/>
            <text:p text:style-name="P96">Array.fromAsync({"0": 3, "1": 4, "2": 5, length: 3})</text:p>
            <text:p text:style-name="P96"><text:s text:c="2"/>.then((<text:span text:style-name="T50">res</text:span>) =&gt; console.log("arraylike: "+<text:span text:style-name="T50">res</text:span>));</text:p>
            <text:p text:style-name="P94">// arraylike: 3,4,5</text:p>
            <text:p text:style-name="P94"/>
            <text:p text:style-name="P96">Array.fromAsync({"0": 3, "1": 4, "2": 5, length: 3}, (x) =&gt; x*2).then((<text:span text:style-name="T50">res</text:span>) =&gt; console.log("arraylike + fn: "+<text:span text:style-name="T50">res</text:span>));</text:p>
            <text:p text:style-name="P94">// arraylike + fn: 6,8,10</text:p>
          </table:table-cell>
          <table:covered-table-cell table:style-name="Table7.B2"/>
        </table:table-row>
      </table:table>
      <text:p text:style-name="P85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8">Iterator methods</text:p>
          </table:table-cell>
          <table:table-cell table:style-name="Table8.B1" office:value-type="string">
            <text:p text:style-name="P98">Iterator methods samples</text:p>
          </table:table-cell>
        </table:table-row>
        <table:table-row>
          <table:table-cell table:style-name="Table8.A2" office:value-type="string">
            <text:p text:style-name="P99"/>
            <text:p text:style-name="P99">Firefox, Firefox for Android 131</text:p>
            <text:p text:style-name="P99">Chrome, Edge, Webview Android 122</text:p>
            <text:p text:style-name="P99">Opera 108</text:p>
            <text:p text:style-name="P99">Safari, Safari in iOS, Webview on iOS 18.4 (?)</text:p>
            <text:p text:style-name="P99">Samsung Internet 26.0</text:p>
            <text:p text:style-name="P99">Deno 1.42, Node.js (?)</text:p>
            <text:p text:style-name="P99"/>
            <text:p text:style-name="P99"/>
            <text:p text:style-name="P99"/>
            <text:p text:style-name="P99">Iterator.from(object);</text:p>
            <text:p text:style-name="P99"/>
            <text:p text:style-name="P99">Iterator.prototype.drop(limit);</text:p>
            <text:p text:style-name="P99"/>
            <text:p text:style-name="P99">Iterator.prototype.every(callbackFn(Element, index));</text:p>
            <text:p text:style-name="P99"/>
            <text:p text:style-name="P99">Iterator.prototype.filter(callbackFn(Element, index));</text:p>
            <text:p text:style-name="P99"/>
            <text:p text:style-name="P99">Iterator.prototype.find(callbackFn(Element, index));</text:p>
            <text:p text:style-name="P99"/>
            <text:p text:style-name="P99">Iterator.prototype.flatMap(callbackFn(Element, index));</text:p>
            <text:p text:style-name="P99"/>
            <text:p text:style-name="P99">Iterator.prototype.forEach(callbackFn(Element, index));</text:p>
            <text:p text:style-name="P99"/>
            <text:p text:style-name="P99">Iterator.prototype.map(callbackFn(Element, index));</text:p>
            <text:p text:style-name="P99"/>
            <text:p text:style-name="P99">Iterator.prototype.reduce(callbackFn(accumulator, currentValue, currentIndex), initialValue: Optional);</text:p>
            <text:p text:style-name="P99"/>
            <text:p text:style-name="P99">Iterator.prototype.s<text:span text:style-name="T51">o</text:span>me(callbackFn(Element, index));</text:p>
            <text:p text:style-name="P99"/>
            <text:p text:style-name="P99">Iterator.prototype.take(limit);</text:p>
            <text:p text:style-name="P99"/>
            <text:p text:style-name="P99">Iterator.prototype.toArray();</text:p>
            <text:p text:style-name="P99"><text:s text:c="2"/>Equivalent to Array.from(iterator) and [...iterator]</text:p>
            <text:p text:style-name="P99"/>
            <text:p text:style-name="P99">Iterator.prototype[Symbol.iterator]();</text:p>
            <text:p text:style-name="P99"/>
            <text:p text:style-name="P99"/>
            <text:p text:style-name="P99"/>
            <text:p text:style-name="P99"/>
          </table:table-cell>
          <table:table-cell table:style-name="Table8.B2" office:value-type="string">
            <text:p text:style-name="P99">var A1 = [1, 2, 3, 4, 5, 6];</text:p>
            <text:p text:style-name="P99"/>
            <text:p text:style-name="P99">console.log( Iterator.from(A1) );</text:p>
            <text:p text:style-name="P99">// Iterator { 1, 2, 3, 4, 5, 6 }</text:p>
            <text:p text:style-name="P99"/>
            <text:p text:style-name="P99">console.log(A1.values().drop(3));</text:p>
            <text:p text:style-name="P99">// Iterator { 4, 5, 6 }</text:p>
            <text:p text:style-name="P99"/>
            <text:p text:style-name="P99">console.log(A1.values().every((x) =&gt; x &gt; 0)); <text:s/>// true</text:p>
            <text:p text:style-name="P99">console.log(A1.values().every((x) =&gt; x &gt; 3)); <text:s/>// false</text:p>
            <text:p text:style-name="P99"/>
            <text:p text:style-name="P99">console.log(A1.values().filter((x) =&gt; x &gt; 3));</text:p>
            <text:p text:style-name="P99">// Iterator { 4, 5, 6 }</text:p>
            <text:p text:style-name="P99"/>
            <text:p text:style-name="P99">console.log(A1.values().find((x) =&gt; x &gt; 3));</text:p>
            <text:p text:style-name="P99">// 4</text:p>
            <text:p text:style-name="P99"/>
            <text:p text:style-name="P99">var M1 = new Map([["a", 1], ["b", 2], ["c", 3]]);</text:p>
            <text:p text:style-name="P99">var M2 = new Map([["d", 4], ["e", 5], ["f", 6]]);</text:p>
            <text:p text:style-name="P99">console.log(new Map([M1, M2].values().flatMap((x) =&gt; x)));</text:p>
            <text:p text:style-name="P99">// Map(6) { a → 1, b → 2, c → 3, d → 4, e → 5, f → 6 }</text:p>
            <text:p text:style-name="P99"/>
            <text:p text:style-name="P99">console.log(A1.values().take(2).forEach((el, i) =&gt; console.log(i+": "+el)));</text:p>
            <text:p text:style-name="P99">// "0 : 1", "1 : 2"</text:p>
            <text:p text:style-name="P99"/>
            <text:p text:style-name="P99">console.log(A1.values().map((x) =&gt; x * 2));</text:p>
            <text:p text:style-name="P99">// Iterator { 2, 4, 6, 8, 10, 12 }</text:p>
            <text:p text:style-name="P99"/>
            <text:p text:style-name="P99">console.log(A1.values().reduce((ac, it) =&gt; (ac + it), 0));</text:p>
            <text:p text:style-name="P99">// 21</text:p>
            <text:p text:style-name="P99"/>
            <text:p text:style-name="P99">console.log(A1.values().some((x) =&gt; x &gt; 3)); <text:s/>// true</text:p>
            <text:p text:style-name="P99">console.log(A1.values().some((x) =&gt; x &gt; 6)); <text:s/>// false</text:p>
            <text:p text:style-name="P99"/>
            <text:p text:style-name="P99">console.log(A1.values().take(3));</text:p>
            <text:p text:style-name="P99">// Iterator { 1, 2, 3 }</text:p>
            <text:p text:style-name="P99"/>
            <text:p text:style-name="P99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9</text:page-number></text:span></text:span><text:span text:style-name="Default_20_Paragraph_20_Font"><text:span text:style-name="MT1"><text:s/>/ </text:span></text:span><text:span text:style-name="Default_20_Paragraph_20_Font"><text:span text:style-name="MT1"><text:page-count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4-25T17:12:54.967327900</dc:date>
    <meta:print-date>2025-04-25T17:13:01.985730000</meta:print-date>
    <meta:editing-cycles>337</meta:editing-cycles>
    <meta:editing-duration>PT15H36M26S</meta:editing-duration>
    <meta:printed-by>PDF files</meta:printed-by>
    <meta:document-statistic meta:table-count="9" meta:image-count="0" meta:object-count="0" meta:page-count="9" meta:paragraph-count="558" meta:word-count="2379" meta:character-count="18654" meta:non-whitespace-character-count="16495"/>
    <meta:template xlink:type="simple" xlink:actuate="onRequest" xlink:title="" xlink:href="Normal.dotm"/>
  </office:meta>
</office:document-meta>
</file>